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String.commo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monString.common( String s1 , String s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ringLengthComparator.compare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